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aruda" fo:font-size="36pt" fo:font-weight="bold" officeooo:rsid="0004184d" officeooo:paragraph-rsid="0004184d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aruda" fo:font-size="24pt" fo:font-weight="bold" officeooo:rsid="0004184d" officeooo:paragraph-rsid="0004184d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Garuda" fo:font-size="16pt" fo:font-weight="normal" officeooo:rsid="0004184d" officeooo:paragraph-rsid="0004184d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aruda" fo:font-size="14pt" fo:font-weight="normal" officeooo:rsid="0004184d" officeooo:paragraph-rsid="0004184d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73c89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9ce35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ad77a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b6542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Garuda" fo:font-size="16pt" fo:font-weight="bold" officeooo:rsid="0004184d" officeooo:paragraph-rsid="0004184d" style:font-size-asian="14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Garuda" fo:font-size="16pt" fo:font-weight="bold" officeooo:rsid="0005b325" officeooo:paragraph-rsid="0005b325" style:font-size-asian="14pt" style:font-weight-asian="bold" style:font-size-complex="16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Garuda" fo:font-size="12pt" fo:font-weight="bold" officeooo:rsid="0005b325" officeooo:paragraph-rsid="000ad77a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4184d" officeooo:paragraph-rsid="0004184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05b325" officeooo:paragraph-rsid="0005b325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073c89" officeooo:paragraph-rsid="00073c89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Garuda" fo:font-size="12pt" fo:font-weight="bold" officeooo:rsid="0005b325" officeooo:paragraph-rsid="0005b325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style:font-name="Garuda" fo:font-size="12pt" fo:font-weight="bold" officeooo:rsid="00073c89" officeooo:paragraph-rsid="00073c89" style:font-size-asian="10.5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Garuda" fo:font-size="12pt" fo:font-weight="bold" officeooo:rsid="00089b2e" officeooo:paragraph-rsid="00089b2e" style:font-size-asian="10.5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style:font-name="Garuda" fo:font-size="12pt" fo:font-weight="bold" officeooo:rsid="0009ce35" officeooo:paragraph-rsid="0009ce35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style:font-name="IBMPlexMono, monospace," fo:font-size="11pt" officeooo:paragraph-rsid="0009ce35" style:font-size-asian="11pt" style:font-size-complex="11pt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09ce35" officeooo:paragraph-rsid="0009ce35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0ad77a" officeooo:paragraph-rsid="000ad77a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0b6542" officeooo:paragraph-rsid="000b6542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0e7096" officeooo:paragraph-rsid="000e7096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0e7096" officeooo:paragraph-rsid="001046de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046de" officeooo:paragraph-rsid="001046de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Garuda" fo:font-size="12pt" fo:font-weight="bold" officeooo:rsid="001046de" officeooo:paragraph-rsid="001046de" style:font-size-asian="12pt" style:font-weight-asian="bold" style:font-size-complex="12pt" style:font-weight-complex="bold"/>
    </style:style>
    <style:style style:name="T1" style:family="text">
      <style:text-properties style:font-name="Garuda" fo:font-size="16pt" fo:font-weight="bold" style:font-size-asian="14pt" style:font-weight-asian="bold" style:font-size-complex="16pt" style:font-weight-complex="bold"/>
    </style:style>
    <style:style style:name="T2" style:family="text">
      <style:text-properties style:font-name="Garuda" fo:font-size="16pt" fo:font-weight="bold" officeooo:rsid="0005b325" style:font-size-asian="14pt" style:font-weight-asian="bold" style:font-size-complex="16pt" style:font-weight-complex="bold"/>
    </style:style>
    <style:style style:name="T3" style:family="text">
      <style:text-properties style:font-name="Garuda" fo:font-weight="bold" style:font-weight-asian="bold" style:font-weight-complex="bold"/>
    </style:style>
    <style:style style:name="T4" style:family="text">
      <style:text-properties fo:color="#c9211e"/>
    </style:style>
    <style:style style:name="T5" style:family="text">
      <style:text-properties fo:color="#c9211e" style:font-name="Garuda" fo:font-weight="bold" style:font-weight-asian="bold" style:font-weight-complex="bold"/>
    </style:style>
    <style:style style:name="T6" style:family="text">
      <style:text-properties fo:color="#c9211e" officeooo:rsid="000ad77a"/>
    </style:style>
    <style:style style:name="T7" style:family="text">
      <style:text-properties fo:color="#000000" style:font-name="Garuda" fo:font-weight="bold" style:font-weight-asian="bold" style:font-weight-complex="bold"/>
    </style:style>
    <style:style style:name="T8" style:family="text">
      <style:text-properties fo:color="#000000" style:font-name="Garuda" fo:font-weight="bold" officeooo:rsid="00089b2e" style:font-weight-asian="bold" style:font-weight-complex="bold"/>
    </style:style>
    <style:style style:name="T9" style:family="text">
      <style:text-properties fo:color="#000000" style:font-name="Garuda" fo:font-size="12pt" fo:font-weight="bold" style:font-size-asian="10.5pt" style:font-weight-asian="bold" style:font-size-complex="12pt" style:font-weight-complex="bold"/>
    </style:style>
    <style:style style:name="T10" style:family="text">
      <style:text-properties fo:color="#000000" style:font-name="Garuda" fo:font-size="12pt" fo:font-weight="bold" officeooo:rsid="00073c89" style:font-size-asian="10.5pt" style:font-weight-asian="bold" style:font-size-complex="12pt" style:font-weight-complex="bold"/>
    </style:style>
    <style:style style:name="T11" style:family="text">
      <style:text-properties fo:color="#000000" style:font-name="Garuda" fo:font-size="12pt" fo:font-weight="bold" officeooo:rsid="00089b2e" style:font-size-asian="10.5pt" style:font-weight-asian="bold" style:font-size-complex="12pt" style:font-weight-complex="bold"/>
    </style:style>
    <style:style style:name="T12" style:family="text">
      <style:text-properties fo:color="#000000" style:font-name="Garuda" fo:font-size="12pt" fo:font-weight="bold" officeooo:rsid="0009ce35" style:font-size-asian="10.5pt" style:font-weight-asian="bold" style:font-size-complex="12pt" style:font-weight-complex="bold"/>
    </style:style>
    <style:style style:name="T13" style:family="text">
      <style:text-properties fo:color="#000000" style:font-name="Garuda" fo:font-size="12pt" fo:font-weight="bold" officeooo:rsid="000ad77a" style:font-size-asian="10.5pt" style:font-weight-asian="bold" style:font-size-complex="12pt" style:font-weight-complex="bold"/>
    </style:style>
    <style:style style:name="T14" style:family="text">
      <style:text-properties fo:color="#000000" style:font-name="Garuda" fo:font-size="12pt" fo:font-weight="bold" officeooo:rsid="0005b325" style:font-size-asian="10.5pt" style:font-weight-asian="bold" style:font-size-complex="12pt" style:font-weight-complex="bold"/>
    </style:style>
    <style:style style:name="T15" style:family="text">
      <style:text-properties fo:color="#000000" style:font-name="Garuda" fo:font-size="12pt" fo:font-weight="bold" officeooo:rsid="000b6542" style:font-size-asian="10.5pt" style:font-weight-asian="bold" style:font-size-complex="12pt" style:font-weight-complex="bold"/>
    </style:style>
    <style:style style:name="T16" style:family="text">
      <style:text-properties fo:color="#000000" style:font-name="Garuda" fo:font-size="12pt" fo:font-weight="bold" officeooo:rsid="001046de" style:font-size-asian="10.5pt" style:font-weight-asian="bold" style:font-size-complex="12pt" style:font-weight-complex="bold"/>
    </style:style>
    <style:style style:name="T17" style:family="text">
      <style:text-properties fo:color="#000000" style:font-name="IBMPlexMono, monospace," fo:font-size="11pt" fo:background-color="#fffffe" loext:char-shading-value="0" style:font-size-asian="11pt" style:font-size-complex="11pt"/>
    </style:style>
    <style:style style:name="T18" style:family="text">
      <style:text-properties fo:color="#000000" style:font-name="IBMPlexMono, monospace," fo:font-size="11pt" fo:font-weight="bold" fo:background-color="#fffffe" loext:char-shading-value="0" style:font-size-asian="11pt" style:font-weight-asian="bold" style:font-size-complex="11pt" style:font-weight-complex="bold"/>
    </style:style>
    <style:style style:name="T19" style:family="text">
      <style:text-properties fo:color="#000000" style:font-name="IBMPlexMono, monospace," fo:font-size="11pt" fo:font-weight="normal" fo:background-color="#fffffe" loext:char-shading-value="0" style:font-size-asian="11pt" style:font-weight-asian="normal" style:font-size-complex="11pt" style:font-weight-complex="normal"/>
    </style:style>
    <style:style style:name="T20" style:family="text">
      <style:text-properties fo:color="#000000" officeooo:rsid="000ad77a"/>
    </style:style>
    <style:style style:name="T21" style:family="text">
      <style:text-properties fo:color="#000000" fo:font-size="11pt" fo:background-color="#fffffe" loext:char-shading-value="0" style:font-size-asian="11pt" style:font-size-complex="11pt"/>
    </style:style>
    <style:style style:name="T22" style:family="text">
      <style:text-properties fo:color="#000000" fo:background-color="#fffffe" loext:char-shading-value="0"/>
    </style:style>
    <style:style style:name="T23" style:family="text">
      <style:text-properties officeooo:rsid="00073c89"/>
    </style:style>
    <style:style style:name="T24" style:family="text">
      <style:text-properties fo:color="#a31515" fo:background-color="#fffffe" loext:char-shading-value="0"/>
    </style:style>
    <style:style style:name="T25" style:family="text">
      <style:text-properties fo:color="#a31515" style:font-name="IBMPlexMono, monospace," fo:font-size="11pt" fo:background-color="#fffffe" loext:char-shading-value="0" style:font-size-asian="11pt" style:font-size-complex="11pt"/>
    </style:style>
    <style:style style:name="T26" style:family="text">
      <style:text-properties fo:color="#a31515" style:font-name="IBMPlexMono, monospace," fo:font-size="11pt" officeooo:rsid="000ad77a" fo:background-color="#fffffe" loext:char-shading-value="0" style:font-size-asian="11pt" style:font-size-complex="11pt"/>
    </style:style>
    <style:style style:name="T27" style:family="text">
      <style:text-properties fo:color="#a31515" style:font-name="IBMPlexMono, monospace," fo:font-size="11pt" fo:font-weight="bold" fo:background-color="#fffffe" loext:char-shading-value="0" style:font-size-asian="11pt" style:font-weight-asian="bold" style:font-size-complex="11pt" style:font-weight-complex="bold"/>
    </style:style>
    <style:style style:name="T28" style:family="text">
      <style:text-properties fo:color="#a31515" style:font-name="IBMPlexMono, monospace," fo:font-size="11pt" fo:font-weight="bold" officeooo:rsid="000ad77a" fo:background-color="#fffffe" loext:char-shading-value="0" style:font-size-asian="11pt" style:font-weight-asian="bold" style:font-size-complex="11pt" style:font-weight-complex="bold"/>
    </style:style>
    <style:style style:name="T29" style:family="text">
      <style:text-properties fo:color="#a31515" style:font-name="IBMPlexMono, monospace," fo:font-size="11pt" fo:font-weight="normal" fo:background-color="#fffffe" loext:char-shading-value="0" style:font-size-asian="11pt" style:font-weight-asian="normal" style:font-size-complex="11pt" style:font-weight-complex="normal"/>
    </style:style>
    <style:style style:name="T30" style:family="text">
      <style:text-properties fo:color="#a31515" style:font-name="IBMPlexMono, monospace," fo:font-size="11pt" fo:font-weight="normal" officeooo:rsid="000ad77a" fo:background-color="#fffffe" loext:char-shading-value="0" style:font-size-asian="11pt" style:font-weight-asian="normal" style:font-size-complex="11pt" style:font-weight-complex="normal"/>
    </style:style>
    <style:style style:name="T31" style:family="text">
      <style:text-properties fo:color="#0451a5" fo:background-color="#fffffe" loext:char-shading-value="0"/>
    </style:style>
    <style:style style:name="T32" style:family="text">
      <style:text-properties fo:color="#0451a5" style:font-name="IBMPlexMono, monospace," fo:font-size="11pt" fo:background-color="#fffffe" loext:char-shading-value="0" style:font-size-asian="11pt" style:font-size-complex="11pt"/>
    </style:style>
    <style:style style:name="T33" style:family="text">
      <style:text-properties fo:color="#0451a5" style:font-name="IBMPlexMono, monospace," fo:font-size="11pt" fo:font-weight="bold" fo:background-color="#fffffe" loext:char-shading-value="0" style:font-size-asian="11pt" style:font-weight-asian="bold" style:font-size-complex="11pt" style:font-weight-complex="bold"/>
    </style:style>
    <style:style style:name="T34" style:family="text">
      <style:text-properties fo:color="#0451a5" style:font-name="IBMPlexMono, monospace," fo:font-size="11pt" fo:font-weight="normal" fo:background-color="#fffffe" loext:char-shading-value="0" style:font-size-asian="11pt" style:font-weight-asian="normal" style:font-size-complex="11pt" style:font-weight-complex="normal"/>
    </style:style>
    <style:style style:name="T35" style:family="text">
      <style:text-properties fo:font-weight="bold" officeooo:rsid="0009ce35" fo:background-color="#fffffe" loext:char-shading-value="0" style:font-weight-asian="bold" style:font-weight-complex="bold"/>
    </style:style>
    <style:style style:name="T36" style:family="text">
      <style:text-properties fo:background-color="#fffffe" loext:char-shading-value="0"/>
    </style:style>
    <style:style style:name="T37" style:family="text">
      <style:text-properties fo:font-variant="normal" fo:text-transform="none" fo:color="#000000" style:font-name="IBMPlexMono, monospace," fo:font-size="11pt" fo:letter-spacing="normal" fo:font-style="normal" fo:font-weight="bold" fo:background-color="#fffffe" loext:char-shading-value="0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000000" style:font-name="IBMPlexMono, monospace," fo:font-size="11pt" fo:letter-spacing="normal" fo:font-style="normal" fo:font-weight="normal" fo:background-color="#fffffe" loext:char-shading-value="0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451a5" style:font-name="IBMPlexMono, monospace," fo:font-size="11pt" fo:letter-spacing="normal" fo:font-style="normal" fo:font-weight="normal" fo:background-color="#fffffe" loext:char-shading-value="0" style:font-size-asian="11pt" style:font-size-complex="11pt"/>
    </style:style>
    <style:style style:name="T40" style:family="text">
      <style:text-properties fo:font-variant="normal" fo:text-transform="none" fo:color="#0451a5" style:font-name="IBMPlexMono, monospace," fo:font-size="11pt" fo:letter-spacing="normal" fo:font-style="normal" fo:font-weight="normal" officeooo:rsid="000ad77a" fo:background-color="#fffffe" loext:char-shading-value="0" style:font-size-asian="11pt" style:font-size-complex="11pt"/>
    </style:style>
    <style:style style:name="T41" style:family="text">
      <style:text-properties fo:font-variant="normal" fo:text-transform="none" fo:color="#0451a5" style:font-name="IBMPlexMono, monospace," fo:font-size="11pt" fo:letter-spacing="normal" fo:font-style="normal" fo:font-weight="normal" fo:background-color="#fffffe" loext:char-shading-value="0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fo:color="#0451a5" style:font-name="IBMPlexMono, monospace," fo:font-size="11pt" fo:letter-spacing="normal" fo:font-style="normal" fo:font-weight="normal" fo:background-color="#fffffe" loext:char-shading-value="0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451a5" style:font-name="IBMPlexMono, monospace," fo:font-size="11pt" fo:letter-spacing="normal" fo:font-style="normal" fo:font-weight="bold" fo:background-color="#fffffe" loext:char-shading-value="0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KALA</text:p>
      <text:p text:style-name="P2">Rest-apis: V0</text:p>
      <text:p text:style-name="P3">This document <text:span text:style-name="T23">contains</text:span> the details of the rest-apis (commit “rest-apis:v0”):</text:p>
      <text:p text:style-name="P3">Notes:</text:p>
      <text:p text:style-name="P4">- The details grouped by name of models</text:p>
      <text:p text:style-name="P4">- The base URL of this APIs is “host:port/apis/”</text:p>
      <text:p text:style-name="P4"/>
      <text:list xml:id="list1794160450" text:style-name="L1">
        <text:list-item>
          <text:p text:style-name="P9">USER</text:p>
          <text:list>
            <text:list-item>
              <text:p text:style-name="P12"><text:span text:style-name="T1">URL: </text:span><text:span text:style-name="T2">(“login/”)</text:span></text:p>
              <text:list>
                <text:list-item>
                  <text:p text:style-name="P13"><text:span text:style-name="T3">Allowed Method(s): </text:span><text:span text:style-name="T5">POST</text:span></text:p>
                </text:list-item>
                <text:list-item>
                  <text:p text:style-name="P15">Request Body:</text:p>
                  <text:list>
                    <text:list-item>
                      <text:p text:style-name="P15">username: contains the email of the user (because in this project we use email to login)</text:p>
                    </text:list-item>
                    <text:list-item>
                      <text:p text:style-name="P15">password: contains the password of the user</text:p>
                    </text:list-item>
                  </text:list>
                </text:list-item>
                <text:list-item>
                  <text:p text:style-name="P18">Result:</text:p>
                  <text:list>
                    <text:list-item>
                      <text:p text:style-name="P18">Success:</text:p>
                      <text:list>
                        <text:list-item>
                          <text:p text:style-name="P19"><text:span text:style-name="T35">{</text:span><text:span text:style-name="T24">"token"</text:span><text:span text:style-name="T36">: </text:span><text:span text:style-name="T31">"7ed6c52b848069c5e11721aab21570be8407d391"</text:span><text:span text:style-name="T36">}</text:span></text:p>
                        </text:list-item>
                      </text:list>
                    </text:list-item>
                    <text:list-item>
                      <text:p text:style-name="P18">Error:</text:p>
                      <text:list>
                        <text:list-item>
                          <text:p text:style-name="P19"><text:span text:style-name="T35">{</text:span><text:span text:style-name="T24">"non_field_errors"</text:span><text:span text:style-name="T36">: [</text:span><text:span text:style-name="T31">"Unable to log in with provided credentials."</text:span><text:span text:style-name="T36">]}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URL: (“user/”)</text:p>
              <text:list>
                <text:list-item>
                  <text:p text:style-name="P13"><text:span text:style-name="T3">Allowed Method(s): </text:span><text:span text:style-name="T5">GET</text:span><text:span text:style-name="T3">, </text:span><text:span text:style-name="T5">POST</text:span></text:p>
                  <text:list>
                    <text:list-item>
                      <text:p text:style-name="P15">GET: use this method to get all the users information</text:p>
                    </text:list-item>
                    <text:list-item>
                      <text:p text:style-name="P15">POST: use this method to add new user</text:p>
                      <text:list>
                        <text:list-item>
                          <text:p text:style-name="P16">Request Body:</text:p>
                          <text:list>
                            <text:list-item>
                              <text:p text:style-name="P14"><text:span text:style-name="T7">first_name: </text:span><text:span text:style-name="T8">the first name of the user</text:span></text:p>
                            </text:list-item>
                            <text:list-item>
                              <text:p text:style-name="P14"><text:span text:style-name="T7">last_name: </text:span><text:span text:style-name="T8">the last name of the user</text:span></text:p>
                            </text:list-item>
                            <text:list-item>
                              <text:p text:style-name="P14"><text:soft-page-break/><text:span text:style-name="T7">avatar: </text:span><text:span text:style-name="T8">the profile picture of the user</text:span></text:p>
                            </text:list-item>
                            <text:list-item>
                              <text:p text:style-name="P14"><text:span text:style-name="T7">email: </text:span><text:span text:style-name="T8">the email address of the user</text:span></text:p>
                            </text:list-item>
                            <text:list-item>
                              <text:p text:style-name="P14"><text:span text:style-name="T7">password: </text:span><text:span text:style-name="T8">the password of the user</text:span></text:p>
                            </text:list-item>
                            <text:list-item>
                              <text:p text:style-name="P14"><text:span text:style-name="T7">user_type: </text:span><text:span text:style-name="T8">the type of the user (values: Chef, Company, Doctor, Subscriber)</text:span></text:p>
                            </text:list-item>
                            <text:list-item>
                              <text:p text:style-name="P14"><text:span text:style-name="T7">last_login: </text:span><text:span text:style-name="T8">the last login (date-time) of the user</text:span></text:p>
                            </text:list-item>
                            <text:list-item>
                              <text:p text:style-name="P5"><text:span text:style-name="T10">is_superuser: </text:span><text:span text:style-name="T11">the supper-user status</text:span></text:p>
                            </text:list-item>
                            <text:list-item>
                              <text:p text:style-name="P14"><text:span text:style-name="T7">is_staff: </text:span><text:span text:style-name="T8">the staff status</text:span></text:p>
                            </text:list-item>
                            <text:list-item>
                              <text:p text:style-name="P14"><text:span text:style-name="T7">is_active: </text:span><text:span text:style-name="T8">the status of the account</text:span></text:p>
                            </text:list-item>
                            <text:list-item>
                              <text:p text:style-name="P14"><text:span text:style-name="T7">is_subscriber: </text:span><text:span text:style-name="T8">the subscriber status</text:span></text:p>
                            </text:list-item>
                            <text:list-item>
                              <text:p text:style-name="P14"><text:span text:style-name="T7">is_company: </text:span><text:span text:style-name="T8">the company status</text:span></text:p>
                            </text:list-item>
                            <text:list-item>
                              <text:p text:style-name="P14"><text:span text:style-name="T7">is_doctor: </text:span><text:span text:style-name="T8">the doctor status</text:span></text:p>
                            </text:list-item>
                            <text:list-item>
                              <text:p text:style-name="P17">groups: the group of permissions</text:p>
                            </text:list-item>
                            <text:list-item>
                              <text:p text:style-name="P17">user_permissions: the user permiss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Result:</text:p>
                      <text:list>
                        <text:list-item>
                          <text:p text:style-name="P6"><text:span text:style-name="T12">GET: List of users data</text:span></text:p>
                        </text:list-item>
                        <text:list-item>
                          <text:p text:style-name="P20"><text:span text:style-name="T9">POST:</text:span></text:p>
                          <text:list>
                            <text:list-item>
                              <text:p text:style-name="P21"><text:span text:style-name="T9">Success: Dictionary contains the added data</text:span></text:p>
                            </text:list-item>
                            <text:list-item>
                              <text:p text:style-name="P7"><text:span text:style-name="T13">Error: </text:span></text:p>
                              <text:list>
                                <text:list-item>
                                  <text:p text:style-name="P7"><text:span text:style-name="T37">{</text:span><text:span text:style-name="T25">"</text:span><text:span text:style-name="T26">&lt;field&gt;</text:span><text:span text:style-name="T25">"</text:span><text:span text:style-name="T17">: [</text:span><text:span text:style-name="T32">"</text:span><text:span text:style-name="T39">This field may not be blank.</text:span><text:span text:style-name="T32">"</text:span><text:span text:style-name="T17">]}</text:span></text:p>
                                </text:list-item>
                                <text:list-item>
                                  <text:p text:style-name="P7"><text:span text:style-name="T37">{</text:span><text:span text:style-name="T25">"</text:span><text:span text:style-name="T26">email</text:span><text:span text:style-name="T25">"</text:span><text:span text:style-name="T17">: [</text:span><text:span text:style-name="T32">"</text:span><text:span text:style-name="T40">user with this email address already exists.</text:span><text:span text:style-name="T32">"</text:span><text:span text:style-name="T17">]}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URL: (“user/&lt;id&gt;”)</text:p>
              <text:list>
                <text:list-item>
                  <text:p text:style-name="P11">Allowed Method(s): <text:span text:style-name="T4">GET</text:span>, <text:span text:style-name="T4">P</text:span><text:span text:style-name="T6">ATCH</text:span><text:span text:style-name="T20">, </text:span><text:span text:style-name="T6">PUT</text:span><text:span text:style-name="T20">, </text:span><text:span text:style-name="T6">DELETE</text:span></text:p>
                  <text:list>
                    <text:list-item>
                      <text:p text:style-name="P8"><text:span text:style-name="T13">GET: </text:span><text:span text:style-name="T14">use this method to get </text:span><text:span text:style-name="T15">the user</text:span><text:span text:style-name="T14"> information </text:span><text:span text:style-name="T15">(by id)</text:span></text:p>
                    </text:list-item>
                    <text:list-item>
                      <text:p text:style-name="P8"><text:span text:style-name="T15">PATCH: use this method to update a specific field(s) of the user data</text:span></text:p>
                    </text:list-item>
                    <text:list-item>
                      <text:p text:style-name="P22"><text:span text:style-name="T9">PUT: use this method to modify the entire data of the user data</text:span></text:p>
                    </text:list-item>
                    <text:list-item>
                      <text:p text:style-name="P8"><text:span text:style-name="T15">DELETE: </text:span><text:span text:style-name="T14">use this method to </text:span><text:span text:style-name="T15">delete user</text:span><text:span text:style-name="T14"> information</text:span></text:p>
                    </text:list-item>
                  </text:list>
                </text:list-item>
                <text:list-item>
                  <text:p text:style-name="P22"><text:span text:style-name="T14">R</text:span><text:span text:style-name="T9">equest body:</text:span></text:p>
                  <text:list>
                    <text:list-item>
                      <text:p text:style-name="P22"><text:span text:style-name="T9">PATCH: in the body of this method just specify the field(s) you want to update</text:span></text:p>
                    </text:list-item>
                    <text:list-item>
                      <text:p text:style-name="P8"><text:span text:style-name="T15">PUT: the body of this method is like the body of the POST request of the URL (“user/”), you need to put all the fields of the user in the body</text:span></text:p>
                    </text:list-item>
                  </text:list>
                </text:list-item>
                <text:list-item>
                  <text:p text:style-name="P23"><text:soft-page-break/><text:span text:style-name="T15">R</text:span><text:span text:style-name="T9">esult:</text:span></text:p>
                  <text:list>
                    <text:list-item>
                      <text:p text:style-name="P23"><text:span text:style-name="T9">GET: dictionary contains the data of the selected user</text:span></text:p>
                    </text:list-item>
                    <text:list-item>
                      <text:p text:style-name="P23"><text:span text:style-name="T9">PATCH: </text:span></text:p>
                      <text:list>
                        <text:list-item>
                          <text:p text:style-name="P23"><text:span text:style-name="T9">Success: dictionary contains the of the selected user with the updated field</text:span></text:p>
                        </text:list-item>
                      </text:list>
                    </text:list-item>
                    <text:list-item>
                      <text:p text:style-name="P23"><text:span text:style-name="T9">PUT:</text:span></text:p>
                      <text:list>
                        <text:list-item>
                          <text:p text:style-name="P24"><text:span text:style-name="T9">Success: dictionary contains the of the selected user with the updated field</text:span><text:span text:style-name="T16">s</text:span></text:p>
                        </text:list-item>
                        <text:list-item>
                          <text:p text:style-name="P25"><text:span text:style-name="T9">Error: </text:span><text:span text:style-name="T38">{</text:span><text:span text:style-name="T29">"</text:span><text:span text:style-name="T30">&lt;field&gt;</text:span><text:span text:style-name="T29">"</text:span><text:span text:style-name="T19">: [</text:span><text:span text:style-name="T34">"</text:span><text:span text:style-name="T42">This field may not be blank.</text:span><text:span text:style-name="T34">"</text:span><text:span text:style-name="T19">]}</text:span></text:p>
                        </text:list-item>
                      </text:list>
                    </text:list-item>
                    <text:list-item>
                      <text:p text:style-name="P26"><text:span text:style-name="T22">Delete: </text:span></text:p>
                      <text:list>
                        <text:list-item>
                          <text:p text:style-name="P26"><text:span text:style-name="T22">Success: returns blank response</text:span></text:p>
                        </text:list-item>
                        <text:list-item>
                          <text:p text:style-name="P26"><text:span text:style-name="T22">Error: </text:span><text:span text:style-name="T38">{</text:span><text:span text:style-name="T29">"detail"</text:span><text:span text:style-name="T19">: [</text:span><text:span text:style-name="T34">"</text:span><text:span text:style-name="T42">not found.</text:span><text:span text:style-name="T34">"</text:span><text:span text:style-name="T19">]}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POST</text:p>
        </text:list-item>
        <text:list-item>
          <text:p text:style-name="P9">MESSAGE</text:p>
        </text:list-item>
        <text:list-item>
          <text:p text:style-name="P9">COMMENT</text:p>
        </text:list-item>
        <text:list-item>
          <text:p text:style-name="P9">REPLAY</text:p>
        </text:list-item>
        <text:list-item>
          <text:p text:style-name="P9">ALLERGIE</text:p>
        </text:list-item>
        <text:list-item>
          <text:p text:style-name="P9">HEALTH-PROBLEM</text:p>
        </text:list-item>
        <text:list-item>
          <text:p text:style-name="P9">CATEGORY</text:p>
        </text:list-item>
        <text:list-item>
          <text:p text:style-name="P9">SUB-CATEGORY</text:p>
        </text:list-item>
        <text:list-item>
          <text:p text:style-name="P9">PRODUCT</text:p>
        </text:list-item>
        <text:list-item>
          <text:p text:style-name="P9">PRODUCT-DETAILS</text:p>
        </text:list-item>
        <text:list-item>
          <text:p text:style-name="P9">BLOG</text:p>
        </text:list-item>
        <text:list-item>
          <text:p text:style-name="P9">RECIPE</text:p>
        </text:list-item>
        <text:list-item>
          <text:p text:style-name="P9">RECIPE-COMMENT</text:p>
        </text:list-item>
        <text:list-item>
          <text:p text:style-name="P9">RECIPE-RATING</text:p>
        </text:list-item>
        <text:list-item>
          <text:p text:style-name="P9">PAYMENT</text:p>
        </text:list-item>
        <text:list-item>
          <text:p text:style-name="P9"><text:soft-page-break/>ORDER-LINE</text:p>
        </text:list-item>
        <text:list-item>
          <text:p text:style-name="P9">ORDER</text:p>
        </text:list-item>
        <text:list-item>
          <text:p text:style-name="P9">CONTACT</text:p>
        </text:list-item>
        <text:list-item>
          <text:p text:style-name="P9">CUSTOMER-PRODUCT</text:p>
        </text:list-item>
        <text:list-item>
          <text:p text:style-name="P9">CUSTOMER-HEALTH</text:p>
        </text:list-item>
        <text:list-item>
          <text:p text:style-name="P9">COMMENT-PRODUCT</text:p>
        </text:list-item>
        <text:list-item>
          <text:p text:style-name="P9">PRODUCT-CATEGOR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8:25:41.418464001</meta:creation-date>
    <dc:date>2022-05-02T20:29:50.337742289</dc:date>
    <meta:editing-duration>PT36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85" meta:word-count="473" meta:character-count="2595" meta:non-whitespace-character-count="2283"/>
  </office:meta>
</office:document-meta>
</file>